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10000013C2E4A96FD4011B05C.png" manifest:media-type="image/png"/>
  <manifest:file-entry manifest:full-path="Pictures/100002010000005300000054273695C803F372D6.png" manifest:media-type="image/png"/>
  <manifest:file-entry manifest:full-path="Pictures/1000020100000679000001A1F0A3490EF7617C68.png" manifest:media-type="image/png"/>
  <manifest:file-entry manifest:full-path="Pictures/10000201000000BD000001118C01B4AE32AC3C4A.png" manifest:media-type="image/png"/>
  <manifest:file-entry manifest:full-path="Pictures/10000201000001020000015E50B9C3EFC977A649.png" manifest:media-type="image/png"/>
  <manifest:file-entry manifest:full-path="Pictures/10000201000003180000001CAACD287086EA1121.png" manifest:media-type="image/png"/>
  <manifest:file-entry manifest:full-path="Pictures/100002010000001C000000623DB5DF291E1B4BCC.png" manifest:media-type="image/png"/>
  <manifest:file-entry manifest:full-path="Pictures/1000020100000246000000F555CBC2D8EA0E9A52.png" manifest:media-type="image/png"/>
  <manifest:file-entry manifest:full-path="Pictures/100002010000001C00000062537C350011342FC6.png" manifest:media-type="image/png"/>
  <manifest:file-entry manifest:full-path="Pictures/10000201000000ED000000E33A631E43D649527B.png" manifest:media-type="image/png"/>
  <manifest:file-entry manifest:full-path="Pictures/10000201000002B500000096CF95C1E9FD912F5D.png" manifest:media-type="image/png"/>
  <manifest:file-entry manifest:full-path="Pictures/10000201000003180000001C66F5F592A56477AE.png" manifest:media-type="image/png"/>
  <manifest:file-entry manifest:full-path="Pictures/10000201000000A3000000FEA1E67C128723C914.png" manifest:media-type="image/png"/>
  <manifest:file-entry manifest:full-path="Pictures/1000020100000067000000572F30B0C244B54440.png" manifest:media-type="image/png"/>
  <manifest:file-entry manifest:full-path="Pictures/1000020100000041000000A662961A2E5F1A4CCA.png" manifest:media-type="image/png"/>
  <manifest:file-entry manifest:full-path="Pictures/100002010000001C00000062F02E68691297ECB1.png" manifest:media-type="image/png"/>
  <manifest:file-entry manifest:full-path="Pictures/10000201000000530000005435A686266E1E28A9.png" manifest:media-type="image/png"/>
  <manifest:file-entry manifest:full-path="Pictures/100002010000004B000005044857AF46AE9A2164.png" manifest:media-type="image/png"/>
  <manifest:file-entry manifest:full-path="Pictures/10000201000000ED000000E386CEFD70E384CC3D.png" manifest:media-type="image/png"/>
  <manifest:file-entry manifest:full-path="Pictures/10000201000007AF0000004B1978CCA2139AB622.png" manifest:media-type="image/png"/>
  <manifest:file-entry manifest:full-path="Pictures/100002010000005300000054E20F2A2EA2CD33FD.png" manifest:media-type="image/png"/>
  <manifest:file-entry manifest:full-path="Pictures/10000201000000EC000000E2C586E372F92ECAA6.png" manifest:media-type="image/png"/>
  <manifest:file-entry manifest:full-path="Pictures/1000020100000050000000502076AE055B1D8B52.png" manifest:media-type="image/png"/>
  <manifest:file-entry manifest:full-path="Pictures/10000201000000670000005789ED4ED20E65B0A0.png" manifest:media-type="image/png"/>
  <manifest:file-entry manifest:full-path="Pictures/10000201000001C00000030898E10CDFD2D82268.png" manifest:media-type="image/png"/>
  <manifest:file-entry manifest:full-path="Pictures/1000020100000226000001722BB8748E82A7AAB0.png" manifest:media-type="image/png"/>
  <manifest:file-entry manifest:full-path="Pictures/1000020100000067000000572B3CBDD783DB19AE.png" manifest:media-type="image/png"/>
  <manifest:file-entry manifest:full-path="Pictures/1000020100000050000000511586C9FC1D8D5CAF.png" manifest:media-type="image/png"/>
  <manifest:file-entry manifest:full-path="Pictures/100002010000006700000058A0679D5EB4A328AA.png" manifest:media-type="image/png"/>
  <manifest:file-entry manifest:full-path="Pictures/1000020100000053000000547DCE545725EF32A4.png" manifest:media-type="image/png"/>
  <manifest:file-entry manifest:full-path="Pictures/10000201000001070000015B8640D53634C91931.png" manifest:media-type="image/png"/>
  <manifest:file-entry manifest:full-path="Pictures/1000020100000050000000514523CC8834827140.png" manifest:media-type="image/png"/>
  <manifest:file-entry manifest:full-path="Pictures/10000201000000500000005062CE7CBB62C60C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e000" draw:opacity="28%"/>
    </style:style>
    <style:style style:name="gr4" style:family="graphic" style:parent-style-name="standard">
      <style:graphic-properties draw:stroke="solid" svg:stroke-width="0.035cm" svg:stroke-color="#000000" svg:stroke-opacity="28%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0000ff" draw:opacity="28%"/>
    </style:style>
    <style:style style:name="gr6" style:family="graphic" style:parent-style-name="standard">
      <style:graphic-properties draw:stroke="solid" svg:stroke-width="0.026cm" svg:stroke-color="#4a7ebb" svg:stroke-opacity="28%" draw:stroke-linejoin="round" svg:stroke-linecap="butt" draw:fill="none" fo:padding-top="0.013cm" fo:padding-bottom="0.013cm" fo:padding-left="0.013cm" fo:padding-right="0.013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5.082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3366ff"/>
    </style:style>
    <style:style style:name="gr10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none" draw:fill="solid" draw:fill-color="#ff0000"/>
    </style:style>
    <style:style style:name="gr12" style:family="graphic" style:parent-style-name="standard">
      <style:graphic-properties draw:stroke="none" draw:fill="solid" draw:fill-color="#ff0000" draw:opacity="28%"/>
    </style:style>
    <style:style style:name="gr13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7cm" svg:stroke-color="#00e000" draw:stroke-linejoin="round" svg:stroke-linecap="butt" draw:fill="none" fo:padding-top="0.035cm" fo:padding-bottom="0.035cm" fo:padding-left="0.035cm" fo:padding-right="0.035cm"/>
    </style:style>
    <style:style style:name="gr15" style:family="graphic" style:parent-style-name="standard">
      <style:graphic-properties draw:stroke="solid" svg:stroke-width="0.061cm" svg:stroke-color="#000000" draw:stroke-linejoin="round" svg:stroke-linecap="butt" draw:fill="none" fo:padding-top="0.03cm" fo:padding-bottom="0.03cm" fo:padding-left="0.03cm" fo:padding-right="0.03cm"/>
    </style:style>
    <style:style style:name="gr16" style:family="graphic" style:parent-style-name="standard">
      <style:graphic-properties draw:stroke="none" draw:fill="solid" draw:fill-color="#00e000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92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3.52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8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99cm" fo:padding-top="0cm" fo:padding-bottom="0cm" fo:padding-left="0cm" fo:padding-right="0cm"/>
    </style:style>
    <style:style style:name="gr21" style:family="graphic" style:parent-style-name="standard">
      <style:graphic-properties draw:stroke="none" draw:fill="solid" draw:fill-color="#ffffff" draw:opacity="66%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234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7cm" svg:stroke-color="#000000" draw:stroke-linejoin="round" svg:stroke-linecap="butt" draw:fill="none" fo:padding-top="0.035cm" fo:padding-bottom="0.035cm" fo:padding-left="0.035cm" fo:padding-right="0.035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84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3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68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22cm" fo:padding-top="0cm" fo:padding-bottom="0cm" fo:padding-left="0cm" fo:padding-right="0cm"/>
    </style:style>
    <style:style style:name="gr28" style:family="graphic" style:parent-style-name="standard">
      <style:graphic-properties draw:stroke="solid" svg:stroke-width="0.07cm" svg:stroke-color="#0070c0" draw:stroke-linejoin="round" svg:stroke-linecap="butt" draw:fill="none" fo:padding-top="0.035cm" fo:padding-bottom="0.035cm" fo:padding-left="0.035cm" fo:padding-right="0.035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3.91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52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e000" draw:opacity="28%"/>
    </style:style>
    <style:style style:name="P4" style:family="paragraph">
      <loext:graphic-properties draw:fill="solid" draw:fill-color="#0000ff" draw:opacity="28%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solid" draw:fill-color="#3366ff"/>
    </style:style>
    <style:style style:name="P9" style:family="paragraph">
      <loext:graphic-properties draw:fill="solid" draw:fill-color="#ff0000"/>
    </style:style>
    <style:style style:name="P10" style:family="paragraph">
      <loext:graphic-properties draw:fill="solid" draw:fill-color="#ff0000" draw:opacity="28%"/>
    </style:style>
    <style:style style:name="P11" style:family="paragraph">
      <loext:graphic-properties draw:fill="solid" draw:fill-color="#00e000"/>
    </style:style>
    <style:style style:name="P12" style:family="paragraph">
      <loext:graphic-properties draw:fill="solid" draw:fill-color="#ffffff" draw:opacity="66%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000000" style:font-name="Cambria" fo:font-size="18pt" style:font-size-asian="18pt" style:font-name-complex="Cambria" style:font-size-complex="18pt"/>
    </style:style>
    <style:style style:name="T2" style:family="text">
      <style:text-properties fo:color="#00e000" style:font-name="Cambria" fo:font-size="18pt" fo:font-weight="bold" style:font-size-asian="18pt" style:font-name-complex="Cambria" style:font-size-complex="18pt" style:font-weight-complex="bold"/>
    </style:style>
    <style:style style:name="T3" style:family="text">
      <style:text-properties fo:color="#000000" style:font-name="Cambria" fo:font-size="12pt" style:font-size-asian="12pt" style:font-name-complex="Cambria" style:font-size-complex="12pt"/>
    </style:style>
    <style:style style:name="T4" style:family="text">
      <style:text-properties fo:color="#000000" style:font-name="Cambria" fo:font-size="28pt" fo:font-weight="bold" style:font-size-asian="28pt" style:font-name-complex="Cambria" style:font-size-complex="28pt" style:font-weight-complex="bold"/>
    </style:style>
    <style:style style:name="T5" style:family="text">
      <style:text-properties fo:color="#3366ff" style:font-name="Cambria" fo:font-size="18pt" fo:font-weight="bold" style:font-size-asian="18pt" style:font-name-complex="Cambria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3.092cm" svg:height="4.079cm" svg:x="12.053cm" svg:y="6.397cm">
          <draw:image xlink:href="Pictures/10000201000001070000015B8640D53634C91931.png" xlink:type="simple" xlink:show="embed" xlink:actuate="onLoad">
            <text:p/>
          </draw:image>
        </draw:frame>
        <draw:path draw:style-name="gr3" draw:text-style-name="P3" draw:layer="layout" svg:width="2.803cm" svg:height="3.787cm" svg:x="12.198cm" svg:y="6.483cm" svg:viewBox="0 0 2804 3788" svg:d="M179 1437c380-1014 1234-1633 1909-1381 675 251 915 1278 537 2293-378 1016-1232 1634-1907 1383-676-252-917-1280-539-2295z">
          <text:p/>
        </draw:path>
        <draw:path draw:style-name="gr4" draw:text-style-name="P2" draw:layer="layout" svg:width="2.803cm" svg:height="3.787cm" svg:x="12.198cm" svg:y="6.483cm" svg:viewBox="0 0 2804 3788" svg:d="M179 1437c380-1014 1234-1633 1909-1381 675 251 915 1278 537 2293-378 1016-1232 1634-1907 1383-676-252-917-1280-539-2295z">
          <text:p/>
        </draw:path>
        <draw:frame draw:style-name="gr2" draw:text-style-name="P2" draw:layer="layout" svg:width="2.774cm" svg:height="2.657cm" svg:x="12.288cm" svg:y="10.148cm">
          <draw:image xlink:href="Pictures/10000201000000EC000000E2C586E372F92ECAA6.png" xlink:type="simple" xlink:show="embed" xlink:actuate="onLoad">
            <text:p/>
          </draw:image>
        </draw:frame>
        <draw:path draw:style-name="gr5" draw:text-style-name="P4" draw:layer="layout" svg:width="2.497cm" svg:height="2.378cm" svg:x="12.427cm" svg:y="10.222cm" svg:viewBox="0 0 2498 2379" svg:d="M0 1190c0-657 559-1190 1249-1190s1249 533 1249 1190-559 1189-1249 1189-1249-532-1249-1189z">
          <text:p/>
        </draw:path>
        <draw:path draw:style-name="gr6" draw:text-style-name="P2" draw:layer="layout" svg:width="2.497cm" svg:height="2.378cm" svg:x="12.427cm" svg:y="10.222cm" svg:viewBox="0 0 2498 2379" svg:d="M0 1190c0-657 559-1190 1249-1190s1249 533 1249 1190-559 1189-1249 1189-1249-532-1249-1189z">
          <text:p/>
        </draw:path>
        <draw:frame draw:style-name="gr2" draw:text-style-name="P2" draw:layer="layout" svg:width="23.129cm" svg:height="0.881cm" svg:x="1.023cm" svg:y="16.416cm">
          <draw:image xlink:href="Pictures/10000201000007AF0000004B1978CCA2139AB622.png" xlink:type="simple" xlink:show="embed" xlink:actuate="onLoad">
            <text:p/>
          </draw:image>
        </draw:frame>
        <draw:path draw:style-name="gr7" draw:text-style-name="P5" draw:layer="layout" svg:width="22.552cm" svg:height="0.317cm" svg:x="1.158cm" svg:y="16.645cm" svg:viewBox="0 0 22553 318" svg:d="M22276 0c5 0 9 2 13 4l264 155-264 153c-17 11-39 5-48-13-10-16-5-38 12-48l99-57-22352-38v-70l22353 37-99-58c-17-10-23-31-13-48 7-13 21-19 35-17z">
          <text:p/>
        </draw:path>
        <draw:frame draw:style-name="gr2" draw:text-style-name="P2" draw:layer="layout" svg:width="0.881cm" svg:height="15.098cm" svg:x="0.717cm" svg:y="1.858cm">
          <draw:image xlink:href="Pictures/100002010000004B000005044857AF46AE9A2164.png" xlink:type="simple" xlink:show="embed" xlink:actuate="onLoad">
            <text:p/>
          </draw:image>
        </draw:frame>
        <draw:path draw:style-name="gr7" draw:text-style-name="P5" draw:layer="layout" svg:width="0.317cm" svg:height="14.518cm" svg:x="0.999cm" svg:y="2.248cm" svg:viewBox="0 0 318 14519" svg:d="M124 14519h71v-14319l58 99c10 17 31 23 48 13s22-32 13-48l-154-264-155 264c-10 16-4 38 12 48 17 10 39 4 49-13l58-99z">
          <text:p/>
        </draw:path>
        <draw:frame draw:style-name="gr8" draw:text-style-name="P7" draw:layer="layout" svg:width="5.082cm" svg:height="0.746cm" svg:x="1.53cm" svg:y="2.609cm">
          <draw:text-box>
            <text:p text:style-name="P6"><text:span text:style-name="T1">environmental</text:span><text:span text:style-name="T1"><text:tab/></text:span></text:p>
          </draw:text-box>
        </draw:frame>
        <draw:frame draw:style-name="gr2" draw:text-style-name="P2" draw:layer="layout" svg:width="1.21cm" svg:height="1.022cm" svg:x="6.338cm" svg:y="12.724cm">
          <draw:image xlink:href="Pictures/1000020100000067000000572F30B0C244B54440.png" xlink:type="simple" xlink:show="embed" xlink:actuate="onLoad">
            <text:p/>
          </draw:image>
        </draw:frame>
        <draw:polygon draw:style-name="gr9" draw:text-style-name="P8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polygon draw:style-name="gr10" draw:text-style-name="P2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frame draw:style-name="gr2" draw:text-style-name="P2" draw:layer="layout" svg:width="1.21cm" svg:height="1.022cm" svg:x="13.041cm" svg:y="11.03cm">
          <draw:image xlink:href="Pictures/10000201000000670000005789ED4ED20E65B0A0.png" xlink:type="simple" xlink:show="embed" xlink:actuate="onLoad">
            <text:p/>
          </draw:image>
        </draw:frame>
        <draw:polygon draw:style-name="gr9" draw:text-style-name="P8" draw:layer="layout" svg:width="0.902cm" svg:height="0.714cm" svg:x="13.194cm" svg:y="11.12cm" svg:viewBox="0 0 903 715" draw:points="0,459 139,318 89,141 312,141 451,0 590,141 814,141 763,318 903,459 701,538 652,715 451,636 250,715 201,538">
          <text:p/>
        </draw:polygon>
        <draw:polygon draw:style-name="gr10" draw:text-style-name="P2" draw:layer="layout" svg:width="0.902cm" svg:height="0.714cm" svg:x="13.194cm" svg:y="11.12cm" svg:viewBox="0 0 903 715" draw:points="0,459 139,318 89,141 312,141 451,0 590,141 814,141 763,318 903,459 701,538 652,715 451,636 250,715 201,538">
          <text:p/>
        </draw:polygon>
        <draw:frame draw:style-name="gr2" draw:text-style-name="P2" draw:layer="layout" svg:width="1.21cm" svg:height="1.034cm" svg:x="21.143cm" svg:y="12.571cm">
          <draw:image xlink:href="Pictures/100002010000006700000058A0679D5EB4A328AA.png" xlink:type="simple" xlink:show="embed" xlink:actuate="onLoad">
            <text:p/>
          </draw:image>
        </draw:frame>
        <draw:polygon draw:style-name="gr9" draw:text-style-name="P8" draw:layer="layout" svg:width="0.902cm" svg:height="0.715cm" svg:x="21.298cm" svg:y="12.666cm" svg:viewBox="0 0 903 716" draw:points="0,460 139,318 89,142 312,142 451,0 590,142 813,142 763,318 903,460 701,539 651,716 451,637 250,716 200,539">
          <text:p/>
        </draw:polygon>
        <draw:polygon draw:style-name="gr10" draw:text-style-name="P2" draw:layer="layout" svg:width="0.902cm" svg:height="0.715cm" svg:x="21.298cm" svg:y="12.666cm" svg:viewBox="0 0 903 716" draw:points="0,460 139,318 89,142 312,142 451,0 590,142 813,142 763,318 903,460 701,539 651,716 451,637 250,716 200,539">
          <text:p/>
        </draw:polygon>
        <draw:frame draw:style-name="gr2" draw:text-style-name="P2" draw:layer="layout" svg:width="0.94cm" svg:height="0.952cm" svg:x="6.338cm" svg:y="10.383cm">
          <draw:image xlink:href="Pictures/1000020100000050000000514523CC8834827140.png" xlink:type="simple" xlink:show="embed" xlink:actuate="onLoad">
            <text:p/>
          </draw:image>
        </draw:frame>
        <draw:polygon draw:style-name="gr11" draw:text-style-name="P9" draw:layer="layout" svg:width="0.627cm" svg:height="0.635cm" svg:x="6.492cm" svg:y="10.481cm" svg:viewBox="0 0 628 636" draw:points="0,636 628,636 628,0 0,0">
          <text:p/>
        </draw:polygon>
        <draw:polygon draw:style-name="gr10" draw:text-style-name="P2" draw:layer="layout" svg:width="0.627cm" svg:height="0.635cm" svg:x="6.492cm" svg:y="10.481cm" svg:viewBox="0 0 628 636" draw:points="0,0 628,0 628,636 0,636">
          <text:p/>
        </draw:polygon>
        <draw:frame draw:style-name="gr2" draw:text-style-name="P2" draw:layer="layout" svg:width="0.94cm" svg:height="0.94cm" svg:x="21.143cm" svg:y="10.842cm">
          <draw:image xlink:href="Pictures/1000020100000050000000502076AE055B1D8B52.png" xlink:type="simple" xlink:show="embed" xlink:actuate="onLoad">
            <text:p/>
          </draw:image>
        </draw:frame>
        <draw:polygon draw:style-name="gr11" draw:text-style-name="P9" draw:layer="layout" svg:width="0.627cm" svg:height="0.635cm" svg:x="21.298cm" svg:y="10.932cm" svg:viewBox="0 0 628 636" draw:points="0,636 628,636 628,0 0,0">
          <text:p/>
        </draw:polygon>
        <draw:polygon draw:style-name="gr10" draw:text-style-name="P2" draw:layer="layout" svg:width="0.627cm" svg:height="0.635cm" svg:x="21.298cm" svg:y="10.932cm" svg:viewBox="0 0 628 636" draw:points="0,0 628,0 628,636 0,636">
          <text:p/>
        </draw:polygon>
        <draw:frame draw:style-name="gr2" draw:text-style-name="P2" draw:layer="layout" svg:width="0.763cm" svg:height="1.951cm" svg:x="21.225cm" svg:y="10.325cm">
          <draw:image xlink:href="Pictures/1000020100000041000000A662961A2E5F1A4CCA.png" xlink:type="simple" xlink:show="embed" xlink:actuate="onLoad">
            <text:p/>
          </draw:image>
        </draw:frame>
        <draw:path draw:style-name="gr12" draw:text-style-name="P10" draw:layer="layout" svg:width="0.463cm" svg:height="1.664cm" svg:x="21.377cm" svg:y="10.404cm" svg:viewBox="0 0 464 1665" svg:d="M101 804c106-461 250-819 322-803 73 17 45 402-60 863-105 459-249 818-323 801-72-17-45-402 61-861z">
          <text:p/>
        </draw:path>
        <draw:path draw:style-name="gr13" draw:text-style-name="P2" draw:layer="layout" svg:width="0.463cm" svg:height="1.664cm" svg:x="21.377cm" svg:y="10.404cm" svg:viewBox="0 0 464 1665" svg:d="M101 804c106-461 250-819 322-803 73 17 45 402-60 863-106 459-249 818-323 801-72-17-45-402 61-861z">
          <text:p/>
        </draw:path>
        <draw:frame draw:style-name="gr2" draw:text-style-name="P2" draw:layer="layout" svg:width="5.267cm" svg:height="9.124cm" svg:x="1.529cm" svg:y="6.244cm">
          <draw:image xlink:href="Pictures/10000201000001C00000030898E10CDFD2D82268.png" xlink:type="simple" xlink:show="embed" xlink:actuate="onLoad">
            <text:p/>
          </draw:image>
        </draw:frame>
        <draw:path draw:style-name="gr14" draw:text-style-name="P2" draw:layer="layout" svg:width="4.981cm" svg:height="8.801cm" svg:x="1.668cm" svg:y="6.348cm" svg:viewBox="0 0 4982 8802" svg:d="M0 8802c375-50 751-101 1256-1166 503-1067 1144-3957 1765-5229 621-1273 1291-1840 1961-2407">
          <text:p/>
        </draw:path>
        <draw:frame draw:style-name="gr2" draw:text-style-name="P2" draw:layer="layout" svg:width="6.467cm" svg:height="4.35cm" svg:x="15.675cm" svg:y="3.128cm">
          <draw:image xlink:href="Pictures/1000020100000226000001722BB8748E82A7AAB0.png" xlink:type="simple" xlink:show="embed" xlink:actuate="onLoad">
            <text:p/>
          </draw:image>
        </draw:frame>
        <draw:path draw:style-name="gr15" draw:text-style-name="P2" draw:layer="layout" svg:width="6.094cm" svg:height="3.987cm" svg:x="15.831cm" svg:y="3.226cm" svg:viewBox="0 0 6095 3988" svg:d="M0 664c0-367 297-664 664-664h4766c368 0 665 297 665 664v2659c0 367-297 665-665 665h-4766c-367 0-664-298-664-665z">
          <text:p/>
        </draw:path>
        <draw:frame draw:style-name="gr2" draw:text-style-name="P2" draw:layer="layout" svg:width="0.975cm" svg:height="0.987cm" svg:x="6.162cm" svg:y="6.033cm">
          <draw:image xlink:href="Pictures/10000201000000530000005435A686266E1E28A9.png" xlink:type="simple" xlink:show="embed" xlink:actuate="onLoad">
            <text:p/>
          </draw:image>
        </draw:frame>
        <draw:path draw:style-name="gr16" draw:text-style-name="P11" draw:layer="layout" svg:width="0.667cm" svg:height="0.677cm" svg:x="6.315cm" svg:y="6.122cm" svg:viewBox="0 0 668 678" svg:d="M0 339c0-188 151-339 335-339s333 151 333 339c0 187-149 339-333 339s-335-152-335-339z">
          <text:p/>
        </draw:path>
        <draw:path draw:style-name="gr10" draw:text-style-name="P2" draw:layer="layout" svg:width="0.667cm" svg:height="0.677cm" svg:x="6.315cm" svg:y="6.122cm" svg:viewBox="0 0 668 678" svg:d="M0 339c0-188 151-339 335-339s333 151 333 339c0 187-149 339-333 339s-335-152-335-339z">
          <text:p/>
        </draw:path>
        <draw:frame draw:style-name="gr2" draw:text-style-name="P2" draw:layer="layout" svg:width="1.21cm" svg:height="1.022cm" svg:x="15.934cm" svg:y="3.657cm">
          <draw:image xlink:href="Pictures/1000020100000067000000572B3CBDD783DB19AE.png" xlink:type="simple" xlink:show="embed" xlink:actuate="onLoad">
            <text:p/>
          </draw:image>
        </draw:frame>
        <draw:polygon draw:style-name="gr9" draw:text-style-name="P8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polygon draw:style-name="gr10" draw:text-style-name="P2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frame draw:style-name="gr17" draw:text-style-name="P7" draw:layer="layout" svg:width="1.928cm" svg:height="0.746cm" svg:x="1.53cm" svg:y="3.362cm">
          <draw:text-box>
            <text:p text:style-name="P6"><text:span text:style-name="T1">system</text:span></text:p>
          </draw:text-box>
        </draw:frame>
        <draw:frame draw:style-name="gr2" draw:text-style-name="P2" draw:layer="layout" svg:width="0.975cm" svg:height="0.987cm" svg:x="16.051cm" svg:y="4.704cm">
          <draw:image xlink:href="Pictures/1000020100000053000000547DCE545725EF32A4.png" xlink:type="simple" xlink:show="embed" xlink:actuate="onLoad">
            <text:p/>
          </draw:image>
        </draw:frame>
        <draw:path draw:style-name="gr16" draw:text-style-name="P11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path draw:style-name="gr10" draw:text-style-name="P2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frame draw:style-name="gr18" draw:text-style-name="P7" draw:layer="layout" svg:width="3.528cm" svg:height="0.746cm" svg:x="17.728cm" svg:y="3.67cm">
          <draw:text-box>
            <text:p text:style-name="P6"><text:span text:style-name="T1">observations</text:span></text:p>
          </draw:text-box>
        </draw:frame>
        <draw:frame draw:style-name="gr2" draw:text-style-name="P2" draw:layer="layout" svg:width="0.94cm" svg:height="0.94cm" svg:x="16.11cm" svg:y="5.903cm">
          <draw:image xlink:href="Pictures/10000201000000500000005062CE7CBB62C60C3E.png" xlink:type="simple" xlink:show="embed" xlink:actuate="onLoad">
            <text:p/>
          </draw:image>
        </draw:frame>
        <draw:polygon draw:style-name="gr11" draw:text-style-name="P9" draw:layer="layout" svg:width="0.627cm" svg:height="0.635cm" svg:x="16.268cm" svg:y="5.992cm" svg:viewBox="0 0 628 636" draw:points="0,636 628,636 628,0 0,0">
          <text:p/>
        </draw:polygon>
        <draw:polygon draw:style-name="gr10" draw:text-style-name="P2" draw:layer="layout" svg:width="0.627cm" svg:height="0.635cm" svg:x="16.268cm" svg:y="5.992cm" svg:viewBox="0 0 628 636" draw:points="0,0 628,0 628,636 0,636">
          <text:p/>
        </draw:polygon>
        <draw:frame draw:style-name="gr19" draw:text-style-name="P7" draw:layer="layout" svg:width="2.182cm" svg:height="0.746cm" svg:x="17.905cm" svg:y="4.771cm">
          <draw:text-box>
            <text:p text:style-name="P6"><text:span text:style-name="T1">forecast</text:span></text:p>
          </draw:text-box>
        </draw:frame>
        <draw:frame draw:style-name="gr20" draw:text-style-name="P7" draw:layer="layout" svg:width="2.199cm" svg:height="0.746cm" svg:x="17.865cm" svg:y="5.875cm">
          <draw:text-box>
            <text:p text:style-name="P6"><text:span text:style-name="T1">analysis</text:span></text:p>
          </draw:text-box>
        </draw:frame>
        <draw:polygon draw:style-name="gr21" draw:text-style-name="P12" draw:layer="layout" svg:width="2.549cm" svg:height="1.083cm" svg:x="1.668cm" svg:y="12.624cm" svg:viewBox="0 0 2550 1084" draw:points="0,1084 2550,1084 2550,0 0,0">
          <text:p/>
        </draw:polygon>
        <draw:frame draw:style-name="gr22" draw:text-style-name="P7" draw:layer="layout" svg:width="1.234cm" svg:height="0.746cm" svg:x="22.18cm" svg:y="15.846cm">
          <draw:text-box>
            <text:p text:style-name="P6"><text:span text:style-name="T1">time</text:span></text:p>
          </draw:text-box>
        </draw:frame>
        <draw:frame draw:style-name="gr2" draw:text-style-name="P2" draw:layer="layout" svg:width="2.786cm" svg:height="2.668cm" svg:x="5.574cm" svg:y="11.947cm">
          <draw:image xlink:href="Pictures/10000201000000ED000000E386CEFD70E384CC3D.png" xlink:type="simple" xlink:show="embed" xlink:actuate="onLoad">
            <text:p/>
          </draw:image>
        </draw:frame>
        <draw:path draw:style-name="gr5" draw:text-style-name="P4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path draw:style-name="gr6" draw:text-style-name="P2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frame draw:style-name="gr2" draw:text-style-name="P2" draw:layer="layout" svg:width="2.786cm" svg:height="2.668cm" svg:x="20.379cm" svg:y="11.724cm">
          <draw:image xlink:href="Pictures/10000201000000ED000000E33A631E43D649527B.png" xlink:type="simple" xlink:show="embed" xlink:actuate="onLoad">
            <text:p/>
          </draw:image>
        </draw:frame>
        <draw:path draw:style-name="gr5" draw:text-style-name="P4" draw:layer="layout" svg:width="2.497cm" svg:height="2.378cm" svg:x="20.52cm" svg:y="11.807cm" svg:viewBox="0 0 2498 2379" svg:d="M0 1189c0-657 559-1189 1250-1189 690 0 1248 532 1248 1189 0 658-558 1190-1248 1190-691 0-1250-532-1250-1190z">
          <text:p/>
        </draw:path>
        <draw:path draw:style-name="gr6" draw:text-style-name="P2" draw:layer="layout" svg:width="2.497cm" svg:height="2.378cm" svg:x="20.52cm" svg:y="11.807cm" svg:viewBox="0 0 2498 2379" svg:d="M0 1189c0-657 559-1189 1250-1189 689 0 1248 532 1248 1189 0 658-559 1190-1248 1190-691 0-1250-532-1250-1190z">
          <text:p/>
        </draw:path>
        <draw:frame draw:style-name="gr2" draw:text-style-name="P2" draw:layer="layout" svg:width="0.94cm" svg:height="0.952cm" svg:x="13.264cm" svg:y="9.807cm">
          <draw:image xlink:href="Pictures/1000020100000050000000511586C9FC1D8D5CAF.png" xlink:type="simple" xlink:show="embed" xlink:actuate="onLoad">
            <text:p/>
          </draw:image>
        </draw:frame>
        <draw:polygon draw:style-name="gr11" draw:text-style-name="P9" draw:layer="layout" svg:width="0.628cm" svg:height="0.635cm" svg:x="13.424cm" svg:y="9.9cm" svg:viewBox="0 0 629 636" draw:points="0,636 629,636 629,0 0,0">
          <text:p/>
        </draw:polygon>
        <draw:polygon draw:style-name="gr10" draw:text-style-name="P2" draw:layer="layout" svg:width="0.628cm" svg:height="0.635cm" svg:x="13.424cm" svg:y="9.9cm" svg:viewBox="0 0 629 636" draw:points="0,0 629,0 629,636 0,636">
          <text:p/>
        </draw:polygon>
        <draw:frame draw:style-name="gr2" draw:text-style-name="P2" draw:layer="layout" svg:width="1.916cm" svg:height="2.986cm" svg:x="12.794cm" svg:y="8.819cm">
          <draw:image xlink:href="Pictures/10000201000000A3000000FEA1E67C128723C914.png" xlink:type="simple" xlink:show="embed" xlink:actuate="onLoad">
            <text:p/>
          </draw:image>
        </draw:frame>
        <draw:path draw:style-name="gr12" draw:text-style-name="P10" draw:layer="layout" svg:width="1.622cm" svg:height="2.69cm" svg:x="12.944cm" svg:y="8.902cm" svg:viewBox="0 0 1623 2691" svg:d="M217 1594c-305-730-286-1434 42-1571s842 344 1147 1074 286 1433-42 1570c-329 137-843-344-1147-1073z">
          <text:p/>
        </draw:path>
        <draw:path draw:style-name="gr13" draw:text-style-name="P2" draw:layer="layout" svg:width="1.622cm" svg:height="2.69cm" svg:x="12.944cm" svg:y="8.902cm" svg:viewBox="0 0 1623 2691" svg:d="M217 1594c-305-730-286-1434 42-1571s842 344 1147 1074 286 1433-42 1570-843-344-1147-1073z">
          <text:p/>
        </draw:path>
        <draw:frame draw:style-name="gr2" draw:text-style-name="P2" draw:layer="layout" svg:width="0.328cm" svg:height="1.151cm" svg:x="6.55cm" svg:y="16.345cm">
          <draw:image xlink:href="Pictures/100002010000001C00000062537C350011342FC6.png" xlink:type="simple" xlink:show="embed" xlink:actuate="onLoad">
            <text:p/>
          </draw:image>
        </draw:frame>
        <draw:line draw:style-name="gr23" draw:text-style-name="P2" draw:layer="layout" svg:x1="6.709cm" svg:y1="16.422cm" svg:x2="6.709cm" svg:y2="17.281cm">
          <text:p/>
        </draw:line>
        <draw:frame draw:style-name="gr2" draw:text-style-name="P2" draw:layer="layout" svg:width="0.328cm" svg:height="1.151cm" svg:x="13.594cm" svg:y="16.298cm">
          <draw:image xlink:href="Pictures/100002010000001C00000062F02E68691297ECB1.png" xlink:type="simple" xlink:show="embed" xlink:actuate="onLoad">
            <text:p/>
          </draw:image>
        </draw:frame>
        <draw:line draw:style-name="gr23" draw:text-style-name="P2" draw:layer="layout" svg:x1="13.762cm" svg:y1="16.376cm" svg:x2="13.762cm" svg:y2="17.236cm">
          <text:p/>
        </draw:line>
        <draw:frame draw:style-name="gr2" draw:text-style-name="P2" draw:layer="layout" svg:width="0.328cm" svg:height="1.151cm" svg:x="21.355cm" svg:y="16.345cm">
          <draw:image xlink:href="Pictures/100002010000001C000000623DB5DF291E1B4BCC.png" xlink:type="simple" xlink:show="embed" xlink:actuate="onLoad">
            <text:p/>
          </draw:image>
        </draw:frame>
        <draw:line draw:style-name="gr23" draw:text-style-name="P2" draw:layer="layout" svg:x1="21.517cm" svg:y1="16.422cm" svg:x2="21.517cm" svg:y2="17.281cm">
          <text:p/>
        </draw:line>
        <draw:frame draw:style-name="gr24" draw:text-style-name="P7" draw:layer="layout" svg:width="1.844cm" svg:height="0.746cm" svg:x="1.922cm" svg:y="12.771cm">
          <draw:text-box>
            <text:p text:style-name="P6"><text:span text:style-name="T2">model</text:span></text:p>
          </draw:text-box>
        </draw:frame>
        <draw:frame draw:style-name="gr25" draw:text-style-name="P7" draw:layer="layout" svg:width="0.634cm" svg:height="0.746cm" svg:x="13.201cm" svg:y="17.414cm">
          <draw:text-box>
            <text:p text:style-name="P6"><text:span text:style-name="T1">t</text:span></text:p>
          </draw:text-box>
        </draw:frame>
        <draw:frame draw:style-name="gr26" draw:text-style-name="P13" draw:layer="layout" svg:width="0.688cm" svg:height="0.496cm" svg:x="13.417cm" svg:y="17.768cm">
          <draw:text-box>
            <text:p text:style-name="P6"><text:span text:style-name="T3">k+1</text:span></text:p>
          </draw:text-box>
        </draw:frame>
        <draw:frame draw:style-name="gr25" draw:text-style-name="P7" draw:layer="layout" svg:width="0.634cm" svg:height="0.746cm" svg:x="6.418cm" svg:y="17.374cm">
          <draw:text-box>
            <text:p text:style-name="P6"><text:span text:style-name="T1">t</text:span></text:p>
          </draw:text-box>
        </draw:frame>
        <draw:frame draw:style-name="gr27" draw:text-style-name="P13" draw:layer="layout" svg:width="0.422cm" svg:height="0.496cm" svg:x="6.634cm" svg:y="17.728cm">
          <draw:text-box>
            <text:p text:style-name="P6"><text:span text:style-name="T3">k</text:span></text:p>
          </draw:text-box>
        </draw:frame>
        <draw:frame draw:style-name="gr25" draw:text-style-name="P7" draw:layer="layout" svg:width="0.634cm" svg:height="0.746cm" svg:x="20.929cm" svg:y="17.383cm">
          <draw:text-box>
            <text:p text:style-name="P6"><text:span text:style-name="T1">t</text:span></text:p>
          </draw:text-box>
        </draw:frame>
        <draw:frame draw:style-name="gr26" draw:text-style-name="P13" draw:layer="layout" svg:width="0.688cm" svg:height="0.496cm" svg:x="21.145cm" svg:y="17.737cm">
          <draw:text-box>
            <text:p text:style-name="P6"><text:span text:style-name="T3">k+2</text:span></text:p>
          </draw:text-box>
        </draw:frame>
        <draw:frame draw:style-name="gr2" draw:text-style-name="P2" draw:layer="layout" svg:width="9.312cm" svg:height="0.328cm" svg:x="15.334cm" svg:y="0.929cm">
          <draw:image xlink:href="Pictures/10000201000003180000001CAACD287086EA1121.png" xlink:type="simple" xlink:show="embed" xlink:actuate="onLoad">
            <text:p/>
          </draw:image>
        </draw:frame>
        <draw:line draw:style-name="gr23" draw:text-style-name="P2" draw:layer="layout" svg:x1="15.463cm" svg:y1="1.037cm" svg:x2="24.48cm" svg:y2="1.037cm">
          <text:p/>
        </draw:line>
        <draw:frame draw:style-name="gr2" draw:text-style-name="P2" draw:layer="layout" svg:width="9.312cm" svg:height="0.328cm" svg:x="1.117cm" svg:y="0.917cm">
          <draw:image xlink:href="Pictures/10000201000003180000001C66F5F592A56477AE.png" xlink:type="simple" xlink:show="embed" xlink:actuate="onLoad">
            <text:p/>
          </draw:image>
        </draw:frame>
        <draw:line draw:style-name="gr23" draw:text-style-name="P2" draw:layer="layout" svg:x1="1.248cm" svg:y1="1.024cm" svg:x2="10.264cm" svg:y2="1.024cm">
          <text:p/>
        </draw:line>
        <draw:frame draw:style-name="gr2" draw:text-style-name="P2" draw:layer="layout" svg:width="3.033cm" svg:height="4.115cm" svg:x="5.092cm" svg:y="4.48cm">
          <draw:image xlink:href="Pictures/10000201000001020000015E50B9C3EFC977A649.png" xlink:type="simple" xlink:show="embed" xlink:actuate="onLoad">
            <text:p/>
          </draw:image>
        </draw:frame>
        <draw:path draw:style-name="gr3" draw:text-style-name="P3" draw:layer="layout" svg:width="2.749cm" svg:height="3.826cm" svg:x="5.234cm" svg:y="4.564cm" svg:viewBox="0 0 2750 3827" svg:d="M129 2300c-320-1035-22-2047 666-2260 689-213 1507 453 1827 1489 320 1035 22 2046-667 2259s-1506-453-1826-1488z">
          <text:p/>
        </draw:path>
        <draw:path draw:style-name="gr13" draw:text-style-name="P2" draw:layer="layout" svg:width="2.749cm" svg:height="3.826cm" svg:x="5.234cm" svg:y="4.564cm" svg:viewBox="0 0 2750 3827" svg:d="M129 2300c-320-1035-22-2047 666-2260s1507 453 1827 1489c320 1035 22 2046-667 2259s-1506-453-1826-1488z">
          <text:p/>
        </draw:path>
        <draw:frame draw:style-name="gr2" draw:text-style-name="P2" draw:layer="layout" svg:width="2.222cm" svg:height="3.209cm" svg:x="5.703cm" svg:y="9.231cm">
          <draw:image xlink:href="Pictures/10000201000000BD000001118C01B4AE32AC3C4A.png" xlink:type="simple" xlink:show="embed" xlink:actuate="onLoad">
            <text:p/>
          </draw:image>
        </draw:frame>
        <draw:path draw:style-name="gr12" draw:text-style-name="P10" draw:layer="layout" svg:width="1.925cm" svg:height="2.914cm" svg:x="5.853cm" svg:y="9.317cm" svg:viewBox="0 0 1926 2915" svg:d="M214 1140c334-786 941-1280 1355-1104s478 956 144 1741c-333 785-941 1279-1354 1103-414-176-479-955-145-1740z">
          <text:p/>
        </draw:path>
        <draw:path draw:style-name="gr13" draw:text-style-name="P2" draw:layer="layout" svg:width="1.925cm" svg:height="2.914cm" svg:x="5.853cm" svg:y="9.317cm" svg:viewBox="0 0 1926 2915" svg:d="M214 1140c334-786 941-1280 1355-1104s478 956 144 1741c-333 785-940 1279-1354 1103s-479-955-145-1740z">
          <text:p/>
        </draw:path>
        <draw:frame draw:style-name="gr2" draw:text-style-name="P2" draw:layer="layout" svg:width="19.484cm" svg:height="4.903cm" svg:x="2.023cm" svg:y="11.653cm">
          <draw:image xlink:href="Pictures/1000020100000679000001A1F0A3490EF7617C68.png" xlink:type="simple" xlink:show="embed" xlink:actuate="onLoad">
            <text:p/>
          </draw:image>
        </draw:frame>
        <draw:path draw:style-name="gr28" draw:text-style-name="P2" draw:layer="layout" svg:width="19.228cm" svg:height="4.579cm" svg:x="2.151cm" svg:y="11.755cm" svg:viewBox="0 0 19229 4580" svg:d="M0 4580c401-23 802-47 1236-156s1051-322 1368-499c317-176 328-291 534-561 206-269 501-747 701-1058 201-312 240-499 501-810 262-312 529-820 1068-1059 540-239 1441-301 2171-374 729-73 1380-62 2203-62 824 0 2738 62 2738 62l2370 62c767 11 2236 0 2236 0h2103">
          <text:p/>
        </draw:path>
        <draw:frame draw:style-name="gr2" draw:text-style-name="P2" draw:layer="layout" svg:width="6.843cm" svg:height="2.88cm" svg:x="6.985cm" svg:y="8.184cm">
          <draw:image xlink:href="Pictures/1000020100000246000000F555CBC2D8EA0E9A52.png" xlink:type="simple" xlink:show="embed" xlink:actuate="onLoad">
            <text:p/>
          </draw:image>
        </draw:frame>
        <draw:path draw:style-name="gr14" draw:text-style-name="P2" draw:layer="layout" svg:width="6.557cm" svg:height="2.558cm" svg:x="7.133cm" svg:y="8.286cm" svg:viewBox="0 0 6558 2559" svg:d="M0 2559c218-205 435-409 631-580 195-170 270-278 540-443s838-438 1081-546 150-28 378-102c229-74 626-246 992-342 366-97 868-177 1207-239 339-63 829-136 829-136l900-171">
          <text:p/>
        </draw:path>
        <draw:frame draw:style-name="gr2" draw:text-style-name="P2" draw:layer="layout" svg:width="0.975cm" svg:height="0.987cm" svg:x="13.159cm" svg:y="7.879cm">
          <draw:image xlink:href="Pictures/100002010000005300000054E20F2A2EA2CD33FD.png" xlink:type="simple" xlink:show="embed" xlink:actuate="onLoad">
            <text:p/>
          </draw:image>
        </draw:frame>
        <draw:path draw:style-name="gr16" draw:text-style-name="P11" draw:layer="layout" svg:width="0.667cm" svg:height="0.677cm" svg:x="13.311cm" svg:y="7.972cm" svg:viewBox="0 0 668 678" svg:d="M0 338c0-187 150-338 334-338 185 0 334 151 334 338 0 188-149 340-334 340-184 0-334-152-334-340z">
          <text:p/>
        </draw:path>
        <draw:path draw:style-name="gr10" draw:text-style-name="P2" draw:layer="layout" svg:width="0.667cm" svg:height="0.677cm" svg:x="13.311cm" svg:y="7.972cm" svg:viewBox="0 0 668 678" svg:d="M0 338c0-187 150-338 334-338 185 0 334 151 334 338 0 188-149 340-334 340-184 0-334-152-334-340z">
          <text:p/>
        </draw:path>
        <draw:frame draw:style-name="gr2" draw:text-style-name="P2" draw:layer="layout" svg:width="8.148cm" svg:height="1.763cm" svg:x="13.899cm" svg:y="8.667cm">
          <draw:image xlink:href="Pictures/10000201000002B500000096CF95C1E9FD912F5D.png" xlink:type="simple" xlink:show="embed" xlink:actuate="onLoad">
            <text:p/>
          </draw:image>
        </draw:frame>
        <draw:path draw:style-name="gr14" draw:text-style-name="P2" draw:layer="layout" svg:width="7.886cm" svg:height="1.443cm" svg:x="14.03cm" svg:y="8.756cm" svg:viewBox="0 0 7887 1444" svg:d="M0 1444c397-4 794-7 1040-15 246-7 234-10 436-29 201-20 524-54 774-89 250-34 467-66 725-117 258-52 613-136 823-192 210-55 286-86 435-139 149-54 335-133 460-184 125-52 165-81 290-127 125-45 460-147 460-147 161-51 319-113 509-162 189-49 484-103 629-132 145-30 93-28 242-44s475-41 653-52c177-11 411-15 411-15">
          <text:p/>
        </draw:path>
        <draw:frame draw:style-name="gr2" draw:text-style-name="P2" draw:layer="layout" svg:width="0.975cm" svg:height="0.987cm" svg:x="21.39cm" svg:y="8.302cm">
          <draw:image xlink:href="Pictures/100002010000005300000054273695C803F372D6.png" xlink:type="simple" xlink:show="embed" xlink:actuate="onLoad">
            <text:p/>
          </draw:image>
        </draw:frame>
        <draw:path draw:style-name="gr16" draw:text-style-name="P11" draw:layer="layout" svg:width="0.667cm" svg:height="0.677cm" svg:x="21.548cm" svg:y="8.395cm" svg:viewBox="0 0 668 678" svg:d="M0 339c0-187 150-339 334-339 185 0 334 152 334 339s-149 339-334 339c-184 0-334-152-334-339z">
          <text:p/>
        </draw:path>
        <draw:path draw:style-name="gr10" draw:text-style-name="P2" draw:layer="layout" svg:width="0.667cm" svg:height="0.677cm" svg:x="21.548cm" svg:y="8.395cm" svg:viewBox="0 0 668 678" svg:d="M0 339c0-187 150-339 334-339 185 0 334 152 334 339s-149 339-334 339c-184 0-334-152-334-339z">
          <text:p/>
        </draw:path>
        <draw:frame draw:style-name="gr2" draw:text-style-name="P2" draw:layer="layout" svg:width="2.833cm" svg:height="3.715cm" svg:x="20.473cm" svg:y="6.961cm">
          <draw:image xlink:href="Pictures/10000201000000F10000013C2E4A96FD4011B05C.png" xlink:type="simple" xlink:show="embed" xlink:actuate="onLoad">
            <text:p/>
          </draw:image>
        </draw:frame>
        <draw:path draw:style-name="gr3" draw:text-style-name="P3" draw:layer="layout" svg:width="2.534cm" svg:height="3.422cm" svg:x="20.622cm" svg:y="7.041cm" svg:viewBox="0 0 2535 3423" svg:d="M217 2163c-391-913-238-1853 342-2102 582-249 1369 288 1760 1199 391 913 238 1853-342 2102-581 249-1369-288-1760-1199z">
          <text:p/>
        </draw:path>
        <draw:path draw:style-name="gr13" draw:text-style-name="P2" draw:layer="layout" svg:width="2.534cm" svg:height="3.422cm" svg:x="20.622cm" svg:y="7.041cm" svg:viewBox="0 0 2535 3423" svg:d="M217 2163c-391-913-238-1853 342-2102 582-249 1369 288 1760 1199 391 912 238 1853-342 2102-581 249-1369-288-1760-1199z">
          <text:p/>
        </draw:path>
        <draw:polygon draw:style-name="gr21" draw:text-style-name="P12" draw:layer="layout" svg:width="2.549cm" svg:height="1.083cm" svg:x="4.093cm" svg:y="14.796cm" svg:viewBox="0 0 2550 1084" draw:points="0,1084 2550,1084 2550,0 0,0">
          <text:p/>
        </draw:polygon>
        <draw:frame draw:style-name="gr29" draw:text-style-name="P14" draw:layer="layout" svg:width="3.914cm" svg:height="1.157cm" svg:x="11.014cm" svg:y="0.413cm">
          <draw:text-box>
            <text:p text:style-name="P6"><text:span text:style-name="T4">Filtering</text:span></text:p>
          </draw:text-box>
        </draw:frame>
        <draw:frame draw:style-name="gr30" draw:text-style-name="P7" draw:layer="layout" svg:width="1.522cm" svg:height="0.746cm" svg:x="4.347cm" svg:y="14.944cm">
          <draw:text-box>
            <text:p text:style-name="P6"><text:span text:style-name="T5">tru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document-statistic meta:object-count="105"/>
  </office:meta>
</office:document-meta>
</file>